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serif" fo:font-weight="bold" style:font-weight-asian="bold" style:font-weight-complex="bold"/>
    </style:style>
    <style:style style:name="T3" style:parent-style-name="Absatz-Standardschriftart" style:family="text">
      <style:text-properties style:font-name="serif" fo:font-weight="bold" style:font-weight-asian="bold" style:font-weight-complex="bold"/>
    </style:style>
    <style:style style:name="T4" style:parent-style-name="Absatz-Standardschriftart" style:family="text">
      <style:text-properties style:font-name="serif" fo:font-weight="bold" style:font-weight-asian="bold" style:font-weight-complex="bold" fo:font-style="italic" style:font-style-asian="italic"/>
    </style:style>
    <style:style style:name="T5" style:parent-style-name="Absatz-Standardschriftart" style:family="text">
      <style:text-properties style:font-name="serif" fo:font-weight="bold" style:font-weight-asian="bold" style:font-weight-complex="bold"/>
    </style:style>
    <style:style style:name="P6" style:parent-style-name="Standard" style:family="paragraph">
      <style:text-properties style:font-name="serif" fo:font-weight="bold" style:font-weight-asian="bold" style:font-weight-complex="bold"/>
    </style:style>
    <style:style style:name="P7" style:parent-style-name="Standard" style:family="paragraph">
      <style:text-properties style:font-name="serif"/>
    </style:style>
    <style:style style:name="P8" style:parent-style-name="Standard" style:family="paragraph">
      <style:text-properties style:font-name="serif"/>
    </style:style>
    <style:style style:name="P9" style:parent-style-name="Standard" style:family="paragraph">
      <style:text-properties style:font-name="serif"/>
    </style:style>
    <style:style style:name="P10" style:parent-style-name="Standard" style:family="paragraph">
      <style:text-properties style:font-name="serif"/>
    </style:style>
    <style:style style:name="P11" style:parent-style-name="Standard" style:family="paragraph">
      <style:text-properties style:font-name="serif"/>
    </style:style>
    <style:style style:name="P12" style:parent-style-name="Standard" style:family="paragraph">
      <style:text-properties style:font-name="serif"/>
    </style:style>
    <style:style style:name="P13" style:parent-style-name="Standard" style:family="paragraph">
      <style:text-properties style:font-name="serif"/>
    </style:style>
    <style:style style:name="P14" style:parent-style-name="Standard" style:family="paragraph">
      <style:text-properties style:font-name="serif"/>
    </style:style>
    <style:style style:name="S1" style:family="section">
      <style:section-properties fo:margin-left="0in" fo:margin-right="0in" style:writing-mode="lr-tb"/>
    </style:style>
    <style:style style:name="P15" style:parent-style-name="Standard" style:family="paragraph">
      <style:text-properties style:font-name="serif"/>
    </style:style>
    <style:style style:name="P16" style:parent-style-name="Standard" style:family="paragraph">
      <style:text-properties style:font-name="serif"/>
    </style:style>
    <style:style style:name="P17" style:parent-style-name="Standard" style:family="paragraph">
      <style:text-properties style:font-name="serif"/>
    </style:style>
    <style:style style:name="P18" style:parent-style-name="Standard" style:family="paragraph">
      <style:text-properties style:font-name="serif"/>
    </style:style>
    <style:style style:name="P19" style:parent-style-name="Standard" style:family="paragraph">
      <style:text-properties style:font-name="serif"/>
    </style:style>
    <style:style style:name="P20" style:parent-style-name="Standard" style:family="paragraph">
      <style:text-properties style:font-name="serif" fo:font-size="15pt" style:font-size-asian="15pt"/>
    </style:style>
    <style:style style:name="S2" style:family="section">
      <style:section-properties fo:margin-left="0in" fo:margin-right="0in" style:writing-mode="lr-tb"/>
    </style:style>
    <style:style style:name="P21" style:parent-style-name="Standard" style:family="paragraph">
      <style:text-properties style:font-name="serif"/>
    </style:style>
    <style:style style:name="P22" style:parent-style-name="Standard" style:family="paragraph">
      <style:text-properties style:font-name="serif" fo:font-size="11pt" style:font-size-asian="11pt"/>
    </style:style>
    <style:style style:name="P23" style:parent-style-name="Standard" style:family="paragraph">
      <style:text-properties style:font-name="serif" fo:font-size="11pt" style:font-size-asian="11pt"/>
    </style:style>
    <style:style style:name="P24" style:parent-style-name="Standard" style:family="paragraph">
      <style:text-properties style:font-name="serif" fo:font-size="11pt" style:font-size-asian="11pt"/>
    </style:style>
    <style:style style:name="P25" style:parent-style-name="Standard" style:family="paragraph">
      <style:text-properties style:font-name="serif" fo:font-size="11pt" style:font-size-asian="11pt"/>
    </style:style>
    <style:style style:name="P26" style:parent-style-name="Standard" style:family="paragraph">
      <style:text-properties style:font-name="serif" fo:font-size="11pt" style:font-size-asian="11pt"/>
    </style:style>
    <style:style style:name="P27" style:parent-style-name="Standard" style:family="paragraph">
      <style:text-properties style:font-name="serif" fo:font-size="11pt" style:font-size-asian="11pt"/>
    </style:style>
    <style:style style:name="P28" style:parent-style-name="Standard" style:family="paragraph">
      <style:text-properties style:font-name="serif" fo:font-size="11pt" style:font-size-asian="11pt"/>
    </style:style>
    <style:style style:name="P29" style:parent-style-name="Standard" style:family="paragraph">
      <style:text-properties style:font-name="serif" fo:font-size="11pt" style:font-size-asian="11pt"/>
    </style:style>
    <style:style style:name="P30" style:parent-style-name="Standard" style:family="paragraph">
      <style:text-properties style:font-name="serif" fo:font-size="11pt" style:font-size-asian="11pt"/>
    </style:style>
    <style:style style:name="P31" style:parent-style-name="Standard" style:family="paragraph">
      <style:text-properties style:font-name="serif" fo:font-size="11pt" style:font-size-asian="11pt"/>
    </style:style>
    <style:style style:name="P32" style:parent-style-name="Standard" style:family="paragraph">
      <style:text-properties style:font-name="serif" fo:font-size="11pt" style:font-size-asian="11pt"/>
    </style:style>
    <style:style style:name="P33" style:parent-style-name="Standard" style:family="paragraph">
      <style:text-properties style:font-name="serif" fo:font-size="11pt" style:font-size-asian="11pt"/>
    </style:style>
    <style:style style:name="P34" style:parent-style-name="Standard" style:family="paragraph">
      <style:text-properties style:font-name="serif" fo:font-size="11pt" style:font-size-asian="11pt"/>
    </style:style>
    <style:style style:name="P35" style:parent-style-name="Standard" style:family="paragraph">
      <style:text-properties style:font-name="serif" fo:font-size="11pt" style:font-size-asian="11pt"/>
    </style:style>
    <style:style style:name="P36" style:parent-style-name="Standard" style:family="paragraph">
      <style:text-properties style:font-name="serif" fo:font-size="11pt" style:font-size-asian="11pt"/>
    </style:style>
    <style:style style:name="P37" style:parent-style-name="Standard" style:family="paragraph">
      <style:text-properties style:font-name="serif" fo:font-size="11pt" style:font-size-asian="11pt"/>
    </style:style>
    <style:style style:name="P38" style:parent-style-name="Standard" style:family="paragraph">
      <style:text-properties style:font-name="serif" fo:font-size="11pt" style:font-size-asian="11pt"/>
    </style:style>
    <style:style style:name="P39" style:parent-style-name="Standard" style:family="paragraph">
      <style:text-properties style:font-name="serif" fo:font-size="11pt" style:font-size-asian="11pt"/>
    </style:style>
    <style:style style:name="P40" style:parent-style-name="Standard" style:family="paragraph">
      <style:text-properties style:font-name="serif" fo:font-size="11pt" style:font-size-asian="11pt"/>
    </style:style>
    <style:style style:name="P41" style:parent-style-name="Standard" style:family="paragraph">
      <style:text-properties style:font-name="serif" fo:font-size="11pt" style:font-size-asian="11pt"/>
    </style:style>
    <style:style style:name="P42" style:parent-style-name="Standard" style:family="paragraph">
      <style:text-properties style:font-name="serif" fo:font-size="11pt" style:font-size-asian="11pt"/>
    </style:style>
    <style:style style:name="P43" style:parent-style-name="Standard" style:family="paragraph">
      <style:text-properties style:font-name="serif" fo:font-size="11pt" style:font-size-asian="11pt"/>
    </style:style>
    <style:style style:name="P44" style:parent-style-name="Standard" style:family="paragraph">
      <style:text-properties style:font-name="serif" fo:font-size="11pt" style:font-size-asian="11pt"/>
    </style:style>
    <style:style style:name="P45" style:parent-style-name="Standard" style:family="paragraph">
      <style:text-properties style:font-name="serif" fo:font-size="11pt" style:font-size-asian="11pt"/>
    </style:style>
    <style:style style:name="P46" style:parent-style-name="Standard" style:family="paragraph">
      <style:text-properties style:font-name="serif" fo:font-size="11pt" style:font-size-asian="11pt"/>
    </style:style>
    <style:style style:name="P47" style:parent-style-name="Standard" style:family="paragraph">
      <style:text-properties style:font-name="serif" fo:font-size="11pt" style:font-size-asian="11pt"/>
    </style:style>
    <style:style style:name="P48" style:parent-style-name="Standard" style:family="paragraph">
      <style:text-properties style:font-name="serif" fo:font-size="11pt" style:font-size-asian="11pt"/>
    </style:style>
    <style:style style:name="P49" style:parent-style-name="Standard" style:family="paragraph">
      <style:text-properties style:font-name="serif" fo:font-size="11pt" style:font-size-asian="11pt"/>
    </style:style>
    <style:style style:name="P50" style:parent-style-name="Standard" style:family="paragraph">
      <style:text-properties style:font-name="serif" fo:font-size="11pt" style:font-size-asian="11pt"/>
    </style:style>
    <style:style style:name="P51" style:parent-style-name="Standard" style:family="paragraph">
      <style:text-properties style:font-name="serif" fo:font-size="11pt" style:font-size-asian="11pt"/>
    </style:style>
    <style:style style:name="P52" style:parent-style-name="Standard" style:family="paragraph">
      <style:text-properties style:font-name="serif" fo:font-size="11pt" style:font-size-asian="11pt"/>
    </style:style>
    <style:style style:name="P53" style:parent-style-name="Standard" style:family="paragraph">
      <style:text-properties style:font-name="serif" fo:font-size="11pt" style:font-size-asian="11pt"/>
    </style:style>
    <style:style style:name="P54" style:parent-style-name="Standard" style:family="paragraph">
      <style:text-properties style:font-name="serif" fo:font-size="11pt" style:font-size-asian="11pt"/>
    </style:style>
    <style:style style:name="P55" style:parent-style-name="Standard" style:family="paragraph">
      <style:text-properties style:font-name="serif" fo:font-size="11pt" style:font-size-asian="11pt"/>
    </style:style>
    <style:style style:name="P56" style:parent-style-name="Standard" style:family="paragraph">
      <style:text-properties style:font-name="serif" fo:font-size="11pt" style:font-size-asian="11pt"/>
    </style:style>
    <style:style style:name="P57" style:parent-style-name="Standard" style:family="paragraph">
      <style:text-properties style:font-name="serif" fo:font-size="11pt" style:font-size-asian="11pt"/>
    </style:style>
    <style:style style:name="P58" style:parent-style-name="Standard" style:family="paragraph">
      <style:text-properties style:font-name="serif" fo:font-size="11pt" style:font-size-asian="11pt"/>
    </style:style>
    <style:style style:name="P59" style:parent-style-name="Standard" style:family="paragraph">
      <style:text-properties style:font-name="serif" fo:font-size="11pt" style:font-size-asian="11pt"/>
    </style:style>
    <style:style style:name="P60" style:parent-style-name="Standard" style:family="paragraph">
      <style:text-properties style:font-name="serif" fo:font-size="11pt" style:font-size-asian="11pt"/>
    </style:style>
    <style:style style:name="P61" style:parent-style-name="Standard" style:family="paragraph">
      <style:text-properties style:font-name="serif" fo:font-size="11pt" style:font-size-asian="11pt"/>
    </style:style>
    <style:style style:name="P62" style:parent-style-name="Standard" style:family="paragraph">
      <style:text-properties style:font-name="serif" fo:font-size="11pt" style:font-size-asian="11pt"/>
    </style:style>
    <style:style style:name="P63" style:parent-style-name="Standard" style:family="paragraph">
      <style:text-properties style:font-name="serif" fo:font-size="11pt" style:font-size-asian="11pt"/>
    </style:style>
    <style:style style:name="P64" style:parent-style-name="Standard" style:family="paragraph">
      <style:text-properties style:font-name="serif" fo:font-size="11pt" style:font-size-asian="11pt"/>
    </style:style>
    <style:style style:name="P65" style:parent-style-name="Standard" style:family="paragraph">
      <style:text-properties style:font-name="serif" fo:font-size="11pt" style:font-size-asian="11pt"/>
    </style:style>
    <style:style style:name="P66" style:parent-style-name="Standard" style:family="paragraph">
      <style:text-properties style:font-name="serif" fo:font-size="11pt" style:font-size-asian="11pt"/>
    </style:style>
    <style:style style:name="P67" style:parent-style-name="Standard" style:family="paragraph">
      <style:text-properties style:font-name="serif" fo:font-size="11pt" style:font-size-asian="11pt"/>
    </style:style>
    <style:style style:name="P68" style:parent-style-name="Standard" style:family="paragraph">
      <style:text-properties style:font-name="serif" fo:font-size="11pt" style:font-size-asian="11pt"/>
    </style:style>
    <style:style style:name="P69" style:parent-style-name="Standard" style:family="paragraph">
      <style:text-properties style:font-name="serif" fo:font-size="11pt" style:font-size-asian="11pt"/>
    </style:style>
    <style:style style:name="P70" style:parent-style-name="Standard" style:family="paragraph">
      <style:text-properties style:font-name="serif" fo:font-size="11pt" style:font-size-asian="11pt"/>
    </style:style>
    <style:style style:name="P71" style:parent-style-name="Standard" style:family="paragraph">
      <style:text-properties style:font-name="serif" fo:font-size="11pt" style:font-size-asian="11pt"/>
    </style:style>
    <style:style style:name="P72" style:parent-style-name="Standard" style:family="paragraph">
      <style:text-properties style:font-name="serif" fo:font-size="11pt" style:font-size-asian="11pt"/>
    </style:style>
    <style:style style:name="P73" style:parent-style-name="Standard" style:family="paragraph">
      <style:text-properties style:font-name="serif" fo:font-size="11pt" style:font-size-asian="11pt"/>
    </style:style>
    <style:style style:name="P74" style:parent-style-name="Standard" style:family="paragraph">
      <style:text-properties style:font-name="serif" fo:font-size="11pt" style:font-size-asian="11pt"/>
    </style:style>
    <style:style style:name="P75" style:parent-style-name="Standard" style:family="paragraph">
      <style:text-properties style:font-name="serif" fo:font-size="11pt" style:font-size-asian="11pt"/>
    </style:style>
    <style:style style:name="P76" style:parent-style-name="Standard" style:family="paragraph">
      <style:text-properties style:font-name="serif" fo:font-size="11pt" style:font-size-asian="11pt"/>
    </style:style>
    <style:style style:name="P77" style:parent-style-name="Standard" style:family="paragraph">
      <style:text-properties style:font-name="serif" fo:font-size="11pt" style:font-size-asian="11pt"/>
    </style:style>
    <style:style style:name="P78" style:parent-style-name="Standard" style:family="paragraph">
      <style:text-properties style:font-name="serif" fo:font-size="11pt" style:font-size-asian="11pt"/>
    </style:style>
  </office:automatic-styles>
  <office:body>
    <office:text text:use-soft-page-breaks="true">
      <text:p text:style-name="P1"><text:span text:style-name="T2">Nelson, Mark E., and Malcolm A. Maciver. "Prey capture in the weakly electric fish Apteronotus albifrons: sensory acquisition strategies and electrosensory consequences."</text:span><text:span text:style-name="T3"><text:s/></text:span><text:span text:style-name="T4">Journal of Experimental Biology</text:span><text:span text:style-name="T5"><text:s/>202.10 (1999): 1195-1203.</text:span></text:p>
      <text:p text:style-name="P6"/>
      <text:p text:style-name="P7"/>
      <text:p text:style-name="P8"/>
      <text:p text:style-name="P9"/>
      <text:p text:style-name="P10">Apteronotus albifrons:</text:p>
      <text:p text:style-name="P11">Weißstirnmesserfisch, Gymnotiformes, langer abgeflachter Körper, der ein elektrisches Organ enthält, das kontinuerliche wavetype eods generiert. Hochfrequente eod (ca 1kHz) und niedrige Amplitude (1 mV/cm nahe dem Fisch(Knudsen, 1975)</text:p>
      <text:p text:style-name="P12"/>
      <text:p text:style-name="P13">nachtaktiver Jäger, hauptnahrung: Insektenlarven und kleine Krebstiere (Crustacea), Süßwasserflüsse Südamerika(Hagedorn, 1986; Winemiller and Adite, 1997).</text:p>
      <text:p text:style-name="P14"/>
      <text:section text:name="Sect1" text:style-name="S1">
        <text:soft-page-break/>
        <text:p text:style-name="P15">Da die Beute einen anderen elektrischen Widerstand hat als das umgebende Wasser, kommt es zu kleinen Störungen im elektrischen Feld, das den Fisch umgibt. Diese Störungen wiederum führen zu leichten Potentialdifferenzänderungen auf der Fischhaut, welche von extrem sensitiven Elektrorezeptoren auf der Fischhaut detektiert werden.</text:p>
        <text:p text:style-name="P16"/>
        <text:p text:style-name="P17">Zwei Hauptklassen von Elektrorezeptoren, die über die ganze Fischhaut verteilt sind: Tuberöse Elektrorezeptoren, welche darauf spezialisiert sind das eigene elektrische Feld (hohe Frequenzen) zu detektieren (Aktive Elektroorung)</text:p>
        <text:p text:style-name="P18">Ampulläre Elektrorezeptoren detektieren Felder mit niedriger Frequenz von externen Quellen wie bioelektrische Felder anderer aquatischer Organismen.</text:p>
        <text:p text:style-name="P19">Zusätzlich hat der Fisch ein mechanosensorisches laterallinien system (Hoekstra and Janssen, 1986; Kirk, 1985; Montgomery, 1989; Peters and Bretschneider, 1972).</text:p>
        <text:p text:style-name="P20"/>
      </text:section>
      <text:section text:name="Sect2" text:style-name="S2">
        <text:soft-page-break/>
        <text:p text:style-name="P21">Ungwöhliches lokomotorisches system, welches ihnen erlaubt vorwärts, rückwärts, seitwärts und im wasser zu schweben</text:p>
        <text:p text:style-name="Standard"/>
        <text:p text:style-name="Standard"/>
        <text:p text:style-name="P22">Knudsen, E. I.</text:p>
        <text:p text:style-name="P23">(1975). Spatial aspects of the electric fields<text:s/>generated</text:p>
        <text:p text:style-name="P24">by weakly electric fish.</text:p>
        <text:p text:style-name="P25">J. Comp. Physiol.</text:p>
        <text:p text:style-name="P26">99</text:p>
        <text:p text:style-name="P27">, 103–118</text:p>
        <text:p text:style-name="P28"/>
        <text:p text:style-name="P29">Hagedorn, M.</text:p>
        <text:p text:style-name="P30">(1986). The ecology, courtship and mating of</text:p>
        <text:p text:style-name="P31">gymnotiform electric fish. In</text:p>
        <text:p text:style-name="P32">Electroreception</text:p>
        <text:p text:style-name="P33">(ed. T. H. Bullock</text:p>
        <text:p text:style-name="P34">and W. Heiligenberg), pp. 497–525. New York: Wile</text:p>
        <text:p text:style-name="P35"/>
        <text:p text:style-name="P36">Winemiller,<text:s/>K. O. and Adite, A.</text:p>
        <text:p text:style-name="P37">(1997). Convergent evolution of</text:p>
        <text:p text:style-name="P38">weakly electric fishes from floodplain habitats in Africa and South</text:p>
        <text:p text:style-name="P39">America.</text:p>
        <text:p text:style-name="P40">Env. Biol. Fishes</text:p>
        <text:p text:style-name="P41">49</text:p>
        <text:p text:style-name="P42">, 175–186</text:p>
        <text:p text:style-name="P43"/>
        <text:p text:style-name="P44"/>
        <text:p text:style-name="P45">Hoekstra, D. and Janssen, J.</text:p>
        <text:p text:style-name="P46">(1986). Lateral line receptivity in the</text:p>
        <text:p text:style-name="P47">mottled sculpin (</text:p>
        <text:p text:style-name="P48">Cottus<text:s/>bairdi</text:p>
        <text:p text:style-name="P49">).</text:p>
        <text:p text:style-name="P50">Copeia</text:p>
        <text:p text:style-name="P51">1</text:p>
        <text:p text:style-name="P52">, 91–96</text:p>
        <text:p text:style-name="P53"/>
        <text:p text:style-name="Standard"/>
        <text:p text:style-name="P54">Kirk, K. L.</text:p>
        <text:p text:style-name="P55">(1985). Water flows produced by</text:p>
        <text:p text:style-name="P56">Daphnia</text:p>
        <text:p text:style-name="P57">and</text:p>
        <text:p text:style-name="P58">Diaptomus</text:p>
        <text:p text:style-name="P59">: Implications for prey selection by mechanosensory</text:p>
        <text:p text:style-name="P60">predators.</text:p>
        <text:p text:style-name="P61">Limnol Oceanogr.</text:p>
        <text:p text:style-name="P62">30</text:p>
        <text:p text:style-name="P63">, 679–686</text:p>
        <text:p text:style-name="Standard"/>
        <text:p text:style-name="P64"/>
        <text:p text:style-name="P65">Montgomery, J. C.</text:p>
        <text:p text:style-name="P66">(1989). Lateral line detection of planktonic<text:s/>prey.</text:p>
        <text:p text:style-name="P67">In</text:p>
        <text:p text:style-name="P68">The Mechanosensory Lateral Line: Neurobiology and Evolution</text:p>
        <text:p text:style-name="P69">(ed. S. Coombs, P. Gorner and H. Munz), pp. 551–574. New York:</text:p>
        <text:p text:style-name="P70">Springer-Verlag</text:p>
        <text:p text:style-name="Standard"/>
        <text:p text:style-name="Standard"/>
        <text:p text:style-name="P71">Peters, R. C. and Bretschneider, F.</text:p>
        <text:p text:style-name="P72">(1972). Electric phenomena in</text:p>
        <text:p text:style-name="P73">the habitat of the catfish</text:p>
        <text:p text:style-name="P74">Ictalurus<text:s/>nebulosus</text:p>
        <text:p text:style-name="P75">LeS.</text:p>
        <text:p text:style-name="P76">J. Comp. Physiol.</text:p>
        <text:p text:style-name="P77">81</text:p>
        <text:p text:style-name="P78">, 345–362</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rif" svg:font-family="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riam Plappert</meta:initial-creator>
    <dc:creator>Miriam Plappert</dc:creator>
    <meta:creation-date>2015-11-18T19:56:00Z</meta:creation-date>
    <dc:date>2015-11-18T19:56:00Z</dc:date>
    <meta:template xlink:href="Normal" xlink:type="simple"/>
    <meta:editing-cycles>2</meta:editing-cycles>
    <meta:editing-duration>PT0S</meta:editing-duration>
    <meta:document-statistic meta:page-count="2" meta:paragraph-count="5" meta:word-count="379" meta:character-count="2762" meta:row-count="19" meta:non-whitespace-character-count="2388"/>
  </office:meta>
</office:document-meta>
</file>